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9b40" officeooo:paragraph-rsid="00081e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１　造数据：现在随机组合来生成where部分。</text:p>
      <text:p text:style-name="P1"/>
      <text:p text:style-name="P1">２　执行，生成cost_vector</text:p>
      <text:p text:style-name="P1"/>
      <text:p text:style-name="P1">３　用生成的samples去训练模型estimato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20:16:53.163682276</meta:creation-date>
    <meta:generator>LibreOffice/5.1.6.2$Linux_X86_64 LibreOffice_project/10m0$Build-2</meta:generator>
    <dc:date>2018-12-11T20:17:30.905193831</dc:date>
    <meta:editing-duration>PT37S</meta:editing-duration>
    <meta:editing-cycles>1</meta:editing-cycles>
    <meta:document-statistic meta:table-count="0" meta:image-count="0" meta:object-count="0" meta:page-count="1" meta:paragraph-count="3" meta:word-count="37" meta:character-count="68" meta:non-whitespace-character-count="65"/>
  </office:meta>
</office:document-meta>
</file>